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line-height="100%" fo:text-align="justify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color="#ff0000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ções Tabela CtaCorrente </text:p>
      <text:p text:style-name="P5">Criar a tabela CtaCorrente com os atributos: id_cliente, nome_cliente, cpf_cliente, saldo, dt_cadastro e dt_movimento. </text:p>
      <text:p text:style-name="P5"/>
      <text:p text:style-name="P5">Leia com atenção os itens a), b), c), d), e) e f) conforme solicitado realize o cadastro convenientemente de vários clientes, logo crie as seguintes funções em cada item com seus parâmetros e retornos respectivos: </text:p>
      <text:p text:style-name="P5"/>
      <text:p text:style-name="P3">a) Realize o débito de R$100 do cliente com identificação 001221, atualize o saldo e mostre o saldo atual do cliente. </text:p>
      <text:p text:style-name="P1"/>
      <text:p text:style-name="P1">CREATE FUNCTION debito(codigo integer , valor numeric)</text:p>
      <text:p text:style-name="P1">RETURNS numeric</text:p>
      <text:p text:style-name="P1"><text:s text:c="3"/>UPDATE CtaCorrente</text:p>
      <text:p text:style-name="P1"><text:s text:c="11"/>SET CtaCorrente.saldo = CtaCorrente.saldo - valor</text:p>
      <text:p text:style-name="P1"><text:s text:c="2"/>WHERE CtaCorrente.id_cliente = codigo;</text:p>
      <text:p text:style-name="P1"><text:s text:c="3"/>SELECT CtaCorrente.saldo FROM CtaCorrente WHERE CtaCorrente.id_cliente = codigo;</text:p>
      <text:p text:style-name="P1"/>
      <text:p text:style-name="P1">SELECT debito(001221, 100);</text:p>
      <text:p text:style-name="P1"/>
      <text:p text:style-name="P3">b) Apagar as informações do cliente João Carlos Santos com o CPF: 05528387728, identificação 01112 e com data de cadastro 20/05/2011. </text:p>
      <text:p text:style-name="P1"/>
      <text:p text:style-name="P1">CREATE FUNCTION apaga (cpf varchar(11), cod integer, data date)</text:p>
      <text:p text:style-name="P1">RETURNS INT</text:p>
      <text:p text:style-name="P1">DELETE FROM CtaCorrente</text:p>
      <text:p text:style-name="P1">WHERE CtaCorrente.cpf_cliente = cpf</text:p>
      <text:p text:style-name="P1">AND CtaCorrente.id_cliente = cod</text:p>
      <text:p text:style-name="P1">AND CtaCorrente. <text:span text:style-name="T1">dt_cadastro = data;</text:span></text:p>
      <text:p text:style-name="P4"/>
      <text:p text:style-name="P4">SELECT apaga (' 05528387728', 01112, '20/05/2011');</text:p>
      <text:p text:style-name="P4"/>
      <text:p text:style-name="P3">c) Inserir as informações de um novo cliente qualquer se o nome e o CPF são diferentes de caracteres vazios. </text:p>
      <text:p text:style-name="P1"/>
      <text:p text:style-name="P1">CREATE FUNCTION insere (nome varchar(60), cpf varchar(11) )</text:p>
      <text:p text:style-name="P1">RETURNS varchar(60)</text:p>
      <text:p text:style-name="P1">BEGIN</text:p>
      <text:p text:style-name="P1"><text:tab/>DECLARE resultado varchar(60);</text:p>
      <text:p text:style-name="P1"><text:tab/>IF nome != ' ' AND cpf != ' ' THEN</text:p>
      <text:p text:style-name="P1"><text:soft-page-break/><text:s text:c="17"/>INSERT INTO <text:span text:style-name="T1">CtaCorrente <text:s/>(nome_cliente, cpf_cliente) <text:s/>VALUES (nome, cpf);</text:span></text:p>
      <text:p text:style-name="P4"><text:tab/> <text:s text:c="4"/>SET resultado = 'Cliente Cadastrado';</text:p>
      <text:p text:style-name="P4"><text:tab/>ELSE</text:p>
      <text:p text:style-name="P4"><text:s text:c="16"/>SET resultado = 'Cliente Nao Cadastrado';<text:tab/></text:p>
      <text:p text:style-name="P4"><text:tab/> END IF;</text:p>
      <text:p text:style-name="P4"><text:tab/> RETURN resultado;</text:p>
      <text:p text:style-name="P4">END;</text:p>
      <text:p text:style-name="P1"/>
      <text:p text:style-name="P3">d) Atualizar o número do CPF de um cliente qualquer do banco. </text:p>
      <text:p text:style-name="P1"/>
      <text:p text:style-name="P1">CREATE FUNCTION atualiza (codigo integer, cpf varchar(11) )</text:p>
      <text:p text:style-name="P1">RETURN varchar(11)</text:p>
      <text:p text:style-name="P1">UPDATE <text:s/><text:span text:style-name="T1">CtaCorrente</text:span></text:p>
      <text:p text:style-name="P4">SET <text:s/>CtaCorrente.cpf_cliente = cpf</text:p>
      <text:p text:style-name="P4">WHERE <text:s/>CtaCorrente.id_cliente = codigo;</text:p>
      <text:p text:style-name="P4"/>
      <text:p text:style-name="P4">SELECT <text:s/>CtaCorrente.cpf_cliente </text:p>
      <text:p text:style-name="P4">FROM <text:s/>CtaCorrente </text:p>
      <text:p text:style-name="P4">WHERE <text:s/>CtaCorrente.id_cliente = codigo;</text:p>
      <text:p text:style-name="P4"/>
      <text:p text:style-name="P3">e) Desejamos saber as quantidades de clientes cujos saldos sejam maiores que R$1000 para preparar e enviar um pacote de promoções de empréstimos para viagem final de ano. </text:p>
      <text:p text:style-name="P1"/>
      <text:p text:style-name="P1">CREATE FUNCTION quantidade ( )</text:p>
      <text:p text:style-name="P1">RETURN INT</text:p>
      <text:p text:style-name="P1">SELECT COUNT(*)</text:p>
      <text:p text:style-name="P1">FROM CtaCorrente</text:p>
      <text:p text:style-name="P1">WHERE CtaCorrente.saldo &gt; 1000;</text:p>
      <text:p text:style-name="P4"/>
      <text:p text:style-name="P3">f) Houve um processo errado e em todas as contas dos clientes foram diminuídos seus salários ao invés de ser acrescentados, então com urgência deseja-se dobrar os salários dos clientes para compensar essa situação, mas realize essa compensação com as datas de movimentos igual a 26/10/2011. </text:p>
      <text:p text:style-name="P1"/>
      <text:p text:style-name="P1">CREATE FUNCTION <text:s/>dobrar_saldo( )</text:p>
      <text:p text:style-name="P1">RETURNS numeric</text:p>
      <text:p text:style-name="P1"><text:s text:c="3"/>UPDATE CtaCorrente</text:p>
      <text:p text:style-name="P1"><text:s text:c="11"/>SET CtaCorrente.saldo = 2 * CtaCorrente.saldo</text:p>
      <text:p text:style-name="P1"><text:soft-page-break/><text:s text:c="2"/>WHERE CtaCorrente. <text:span text:style-name="T1">dt_movimento = '26/10/2011'</text:span></text:p>
      <text:p text:style-name="P1"><text:s text:c="3"/>SELECT CtaCorrente.saldo FROM CtaCorrente WHERE CtaCorrente. <text:span text:style-name="T1">dt_movimento = '26/10/2011';</text:span></text:p>
      <text:p text:style-name="P1"/>
      <text:p text:style-name="P3">g) Excluir as funções criadas nos itens anteriores. </text:p>
      <text:p text:style-name="P7"/>
      <text:p text:style-name="P4">DROP FUNCTION IF EXISTS debito;</text:p>
      <text:p text:style-name="P4">DROP FUNCTION IF EXISTS apaga;</text:p>
      <text:p text:style-name="P4">DROP FUNCTION IF EXISTS insere;</text:p>
      <text:p text:style-name="P4">DROP FUNCTION IF EXISTS atualiza;</text:p>
      <text:p text:style-name="P4">DROP FUNCTION IF EXISTS quantidade;</text:p>
      <text:p text:style-name="P4">DROP FUNCTION IF EXISTS dobrar_sald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19:29:51.58</meta:creation-date>
    <dc:date>2016-05-18T16:08:02.96</dc:date>
    <meta:editing-duration>PT12H35M10S</meta:editing-duration>
    <meta:editing-cycles>25</meta:editing-cycles>
    <meta:generator>LibreOffice/3.4$Win32 LibreOffice_project/340m1$Build-502</meta:generator>
    <meta:print-date>2011-10-14T16:51:16.68</meta:print-date>
    <meta:document-statistic meta:table-count="0" meta:image-count="0" meta:object-count="0" meta:page-count="3" meta:paragraph-count="61" meta:word-count="424" meta:character-count="3046" meta:non-whitespace-character-count="2577"/>
  </office:meta>
</office:document-meta>
</file>